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be309"/>
    </style:style>
    <style:style style:name="P2" style:family="paragraph" style:parent-style-name="Standard">
      <style:text-properties officeooo:paragraph-rsid="000da792"/>
    </style:style>
    <style:style style:name="P3" style:family="paragraph" style:parent-style-name="Standard">
      <style:text-properties officeooo:paragraph-rsid="000e9670"/>
    </style:style>
    <style:style style:name="P4" style:family="paragraph" style:parent-style-name="Standard">
      <style:text-properties officeooo:rsid="0010078d" officeooo:paragraph-rsid="0011cef0"/>
    </style:style>
    <style:style style:name="P5" style:family="paragraph" style:parent-style-name="Standard">
      <style:text-properties officeooo:paragraph-rsid="0015063f"/>
    </style:style>
    <style:style style:name="P6" style:family="paragraph" style:parent-style-name="Standard">
      <style:text-properties officeooo:paragraph-rsid="0016aea2"/>
    </style:style>
    <style:style style:name="P7" style:family="paragraph" style:parent-style-name="Standard">
      <style:text-properties officeooo:rsid="00191f6f" officeooo:paragraph-rsid="00191f6f"/>
    </style:style>
    <style:style style:name="P8" style:family="paragraph" style:parent-style-name="Standard">
      <style:paragraph-properties fo:break-before="page"/>
    </style:style>
    <style:style style:name="T1" style:family="text">
      <style:text-properties officeooo:rsid="000be309"/>
    </style:style>
    <style:style style:name="T2" style:family="text">
      <style:text-properties officeooo:rsid="000da792"/>
    </style:style>
    <style:style style:name="T3" style:family="text">
      <style:text-properties officeooo:rsid="000e9670"/>
    </style:style>
    <style:style style:name="T4" style:family="text">
      <style:text-properties officeooo:rsid="0010078d"/>
    </style:style>
    <style:style style:name="T5" style:family="text">
      <style:text-properties officeooo:rsid="0011cef0"/>
    </style:style>
    <style:style style:name="T6" style:family="text">
      <style:text-properties officeooo:rsid="0012eb4c"/>
    </style:style>
    <style:style style:name="T7" style:family="text">
      <style:text-properties officeooo:rsid="00136451"/>
    </style:style>
    <style:style style:name="T8" style:family="text">
      <style:text-properties officeooo:rsid="0015063f"/>
    </style:style>
    <style:style style:name="T9" style:family="text">
      <style:text-properties officeooo:rsid="0016ae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Old:</text:p>
      <text:p text:style-name="P7"/>
      <text:p text:style-name="P7">From their first hypothesis~\cite{einstein1} to the first direct detection of signal from binary black hole coalescence~\cite{abbott2016observation} by Advanced \ac{LIGO}~\cite{advancedLIGO} and Advanced VIRGO~\cite{advancedVIRGO} square-kilometre interferometers, we find ourselves in an exciting new epoch of gravitational physics. (change this last phrase).</text:p>
      <text:p text:style-name="P7"/>
      <text:p text:style-name="P7">As theorised in general relativity gravitational waves are stretching and deformation of space-time from rotating massive objects. Sources can be spilt into two types: continuous grav waves (CWs) and transient grav wave signals (GWs). There is Much ongoing work concerning Cws \cite{bayley2019soap} and even significant effort to implement deep-learning techniques \cite{bayley2020soapML,cwml2019} however this paper solely focuses on GW transients, in particualr from compact binary coalesnecs (CBCs)</text:p>
      <text:p text:style-name="P7"/>
      <text:p text:style-name="P7">CBCs are stellar mass objects either black holes or lighter NS rotate and coalsence in 3 stages known as inspiral,ringdown and merger (IMR) as they merge the distotions of spacetime occur at such a frequency that they can be detected by a network of ground-based detector, where the distrotions leave a precious impriment on detector strain of laser interferomters called a waveform. </text:p>
      <text:p text:style-name="P7"/>
      <text:p text:style-name="P7">Intro detector network, 2nd gen, getting ready for (Future additions to network – Japan KAGRA~\cite{kagra}, INDIA~\cite{UNNIKRISHNAN_2013} etc. (need citations)), introduce the idea of waveform banks (links to the specific template banks of next subseciton), observing run of transients (need to stress the main observations are CBCs), sensitive frequency band. Observe through a process of matched filtering using specific detection pipelines PyCBC~\cite{pycbc2016} and GstLal (gen1 - \cite{gstlal_gen1_2017}, gen2 - \cite{gstlal_gen2_2019}), by comparing incoming observed detector strain pattern to a bank of modelled templated waveforms, modelled by solving GR equations using computational modelling technique numerical relativity. </text:p>
      <text:p text:style-name="P7"/>
      <text:p text:style-name="P7">Having completed both o3 runs the detectors are currently undergoing improvements in prep for o4 run with more detectors added (mention more detectors being added) and increased detector sensitivity there is much more CBCs going to be detected and Observing runs are just for Gwtransients. With the first two observing runs~\cite{BBHo1,gwtc1} and the first half of the third run~\cite{gwtc2} findings published along with corresponding public data release, the field of GW research find itself at the forefront of new science.</text:p>
      <text:p text:style-name="P8">From the <text:span text:style-name="T1">first </text:span>hypothesis <text:span text:style-name="T1">of </text:span><text:span text:style-name="T2">gravitational waves</text:span>~\cite{einstein1} <text:span text:style-name="T1">in 1916</text:span> to the first direct detection of <text:span text:style-name="T1">a</text:span> <text:span text:style-name="T1">\ac{BBH} merger</text:span>~\cite{abbott2016observation} by \ac{LIGO}~\cite{advancedLIGO} <text:span text:style-name="T1">in 2015,</text:span> we <text:span text:style-name="T1">are presently</text:span> in an exciting new epoch of <text:span text:style-name="T1">gravitational </text:span>physics.</text:p>
      <text:p text:style-name="Standard"/>
      <text:p text:style-name="P1">As theorised in general relativity <text:span text:style-name="T6">(GR)</text:span>, <text:span text:style-name="T1">gravitational </text:span><text:span text:style-name="T3">radiation</text:span><text:span text:style-name="T1"> from rotating massive objects is released in the form of </text:span><text:span text:style-name="T2">gravitational wave</text:span><text:span text:style-name="T1">s which cause ripples and deformations in the fabric of space-time. </text:span></text:p>
      <text:p text:style-name="P3"><text:span text:style-name="T2">Signals from these massive objects can divided into two general categories, continuous gravitational wave (C</text:span><text:span text:style-name="T4">W</text:span><text:span text:style-name="T2">) signals <text:s/>and transient gravitational wave (GW) signals. There is a high volume of work currently concerning CWs~\cite{bayley2019soap} and even significant effort to implement \ac{DL} techniques in to aid their detection~\cite{bayley2020soapML,cwml2019}.</text:span></text:p>
      <text:p text:style-name="P2"/>
      <text:p text:style-name="P2"><text:span text:style-name="T2">However in this paper, we solely focus on GWs, in particular GWs arising from compact binary coalescences (CBCs). CBCs desribe the merging of stellar-mass black holes and neutron stars in 3 stages of inspiral, merger and ringdown. As these stellar-mass binaries </text:span><text:span text:style-name="T3">coalesce they expel an incredible amount of gravitational radiation, resulting in GW signatures that can be detected by a network of ground-based </text:span><text:span text:style-name="T8">detectors</text:span><text:span text:style-name="T3"> on Earth. </text:span></text:p>
      <text:p text:style-name="P1"/>
      <text:p text:style-name="P4">Detectors are high-sensitivity square-kilometre laser interferometers that can detect <text:span text:style-name="T5">detect these GW signals from their imprint on detector strain from space-time deformations. The exact morphology of the GW signal can be reconstructed from the strain pattern in the form of a GW waveform.</text:span></text:p>
      <text:p text:style-name="P4"/>
      <text:p text:style-name="P5"><text:span text:style-name="T6">Template waveforms are modelled using computational numerical relativity</text:span><text:span text:style-name="T8">~\cite{PhysRevLett.95.121101} </text:span><text:span text:style-name="T6">and effective one-body formalisms</text:span><text:span text:style-name="T7">~\cite{PhysRevD.59.084006}</text:span><text:span text:style-name="T6"> to solve GR equations. Creating high-quality template waveform banks </text:span><text:span text:style-name="T8">is</text:span><text:span text:style-name="T6"> key to GW detection </text:span><text:span text:style-name="T8">as </text:span><text:span text:style-name="T6">LIGO detection software </text:span><text:span text:style-name="T8">uses these template waveforms for</text:span><text:span text:style-name="T6"> matched filtering</text:span><text:span text:style-name="T8">~\cite{PhysRevD.60.022002} analysis through specific pipelines PyCBC~\cite{pycbc2016} and GstLal (gen1 - \cite{gstlal_gen1_2017}, gen2 - \cite{gstlal_gen2_2019}), </text:span></text:p>
      <text:p text:style-name="P3"/>
      <text:p text:style-name="P6"><text:span text:style-name="T8">Since first detection of GWs </text:span><text:span text:style-name="T9">on</text:span><text:span text:style-name="T8"> second generation detectors~\cite{advancedVIRGO} </text:span><text:span text:style-name="T9">have released data on their first two and a half obseving runs (O1,O2,O3A)~\cite{BBHo1,gwtc1,gwtc2}. And have started imporvements in preparation for O4 were increased detector snesivity maintains </text:span>GW research at the forefront of new scien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6T13:32:07.063891081</meta:creation-date>
    <dc:date>2021-03-26T16:47:01.816929295</dc:date>
    <meta:editing-duration>PT2H10M32S</meta:editing-duration>
    <meta:editing-cycles>6</meta:editing-cycles>
    <meta:generator>LibreOffice/6.4.6.2$Linux_X86_64 LibreOffice_project/40$Build-2</meta:generator>
    <meta:document-statistic meta:table-count="0" meta:image-count="0" meta:object-count="0" meta:page-count="2" meta:paragraph-count="13" meta:word-count="651" meta:character-count="4882" meta:non-whitespace-character-count="4237"/>
  </office:meta>
</office:document-meta>
</file>